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71cm" draw:marker-start-width="0.306cm" draw:marker-end="Arrow" draw:marker-end-width="0.406cm" draw:textarea-horizontal-align="center" draw:textarea-vertical-align="middle" fo:padding-top="0.16cm" fo:padding-bottom="0.16cm" fo:padding-left="0.285cm" fo:padding-right="0.28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71cm" draw:marker-start-width="0.306cm" draw:marker-end-width="0.306cm" draw:textarea-horizontal-align="center" draw:textarea-vertical-align="middle" fo:padding-top="0.16cm" fo:padding-bottom="0.16cm" fo:padding-left="0.285cm" fo:padding-right="0.2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9cm" fo:min-width="0cm"/>
    </style:style>
    <style:style style:name="gr5" style:family="graphic" style:parent-style-name="standard">
      <style:graphic-properties svg:stroke-width="0.035cm" svg:stroke-color="#c0c0c0" draw:marker-start-width="0.252cm" draw:marker-end="Arrow" draw:marker-end-width="0.352cm" draw:textarea-horizontal-align="center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_33__20_Dashes_20_3_20_Dots_20__28_var_29_" svg:stroke-width="0.071cm" draw:marker-start-width="0.306cm" draw:marker-end-width="0.306cm" draw:textarea-horizontal-align="center" draw:textarea-vertical-align="middle" fo:padding-top="0.16cm" fo:padding-bottom="0.16cm" fo:padding-left="0.285cm" fo:padding-right="0.285cm"/>
    </style:style>
    <style:style style:name="gr7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draw:stroke-dash="Fine_20_Dashed_20__28_var_29_" svg:stroke-width="0.035cm" svg:stroke-color="#c0c0c0" draw:marker-start-width="0.252cm" draw:marker-end="Arrow" draw:marker-end-width="0.352cm" draw:textarea-horizontal-align="center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Fine_20_Dashed_20__28_var_29_" svg:stroke-width="0.071cm" draw:marker-start-width="0.306cm" draw:marker-end-width="0.306cm" draw:textarea-horizontal-align="center" draw:textarea-vertical-align="middle" fo:padding-top="0.16cm" fo:padding-bottom="0.16cm" fo:padding-left="0.285cm" fo:padding-right="0.285cm"/>
    </style:style>
    <style:style style:name="gr10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false" fo:min-height="0.766cm" fo:min-width="3.641cm"/>
    </style:style>
    <style:style style:name="gr11" style:family="graphic" style:parent-style-name="standard">
      <style:graphic-properties draw:stroke="solid" draw:stroke-dash="Fine_20_Dashed_20__28_var_29_" svg:stroke-width="0.035cm" svg:stroke-color="#c0c0c0" draw:marker-start-width="0.252cm" draw:marker-end="Arrow" draw:marker-end-width="0.252cm" draw:textarea-horizontal-align="center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solid" draw:stroke-dash="Fine_20_Dashed_20__28_var_29_" svg:stroke-width="0.071cm" svg:stroke-color="#c0c0c0" draw:marker-start="Arrow" draw:marker-start-width="0.306cm" draw:marker-end="" draw:marker-end-width="0.306cm" draw:textarea-horizontal-align="center" draw:textarea-vertical-align="middle" fo:padding-top="0.16cm" fo:padding-bottom="0.16cm" fo:padding-left="0.285cm" fo:padding-right="0.285cm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75cm" svg:y1="14.605cm" svg:x2="3.175cm" svg:y2="1.905cm">
          <text:p/>
        </draw:line>
        <draw:line draw:style-name="gr1" draw:text-style-name="P1" draw:layer="layout" svg:x1="3.175cm" svg:y1="14.605cm" svg:x2="20.32cm" svg:y2="14.605cm">
          <text:p/>
        </draw:line>
        <draw:frame draw:style-name="gr2" draw:layer="layout" svg:width="1.103cm" svg:height="0.962cm" svg:x="1.905cm" svg:y="1.27cm">
          <draw:text-box>
            <text:p>PI</text:p>
          </draw:text-box>
        </draw:frame>
        <draw:frame draw:style-name="gr2" draw:layer="layout" svg:width="0.925cm" svg:height="0.962cm" svg:x="20.03cm" svg:y="14.913cm">
          <draw:text-box>
            <text:p>Y</text:p>
          </draw:text-box>
        </draw:frame>
        <draw:line draw:style-name="gr3" draw:text-style-name="P1" draw:layer="AD" svg:x1="7.691cm" svg:y1="4.163cm" svg:x2="17.216cm" svg:y2="12.418cm">
          <text:p/>
        </draw:line>
        <draw:frame draw:style-name="gr4" draw:layer="AD" svg:width="1.586cm" svg:height="1.459cm" svg:x="7cm" svg:y="2.928cm">
          <draw:text-box>
            <text:p>AD<text:span text:style-name="T1">1</text:span></text:p>
          </draw:text-box>
        </draw:frame>
        <draw:line draw:style-name="gr3" draw:text-style-name="P1" draw:layer="AD" svg:x1="9.454cm" svg:y1="3.81cm" svg:x2="18.979cm" svg:y2="12.065cm">
          <text:p/>
        </draw:line>
        <draw:line draw:style-name="gr3" draw:text-style-name="P1" draw:layer="AD" svg:x1="5.927cm" svg:y1="4.516cm" svg:x2="15.452cm" svg:y2="12.771cm">
          <text:p/>
        </draw:line>
        <draw:line draw:style-name="gr5" draw:text-style-name="P1" draw:layer="AD" svg:x1="10.442cm" svg:y1="6.35cm" svg:x2="12.03cm" svg:y2="6.35cm">
          <text:p/>
        </draw:line>
        <draw:line draw:style-name="gr5" draw:text-style-name="P1" draw:layer="AD" svg:x1="14.146cm" svg:y1="9.525cm" svg:x2="15.734cm" svg:y2="9.525cm">
          <text:p/>
        </draw:line>
        <draw:line draw:style-name="gr5" draw:text-style-name="P1" draw:layer="AD" svg:x1="9.914cm" svg:y1="6.35cm" svg:x2="8.326cm" svg:y2="6.35cm">
          <text:p/>
        </draw:line>
        <draw:line draw:style-name="gr5" draw:text-style-name="P1" draw:layer="AD" svg:x1="13.618cm" svg:y1="9.525cm" svg:x2="12.03cm" svg:y2="9.525cm">
          <text:p/>
        </draw:line>
        <draw:frame draw:style-name="gr4" draw:layer="AD" svg:width="1.586cm" svg:height="1.459cm" svg:x="8.669cm" svg:y="2.575cm">
          <draw:text-box>
            <text:p>AD<text:span text:style-name="T1">2</text:span></text:p>
          </draw:text-box>
        </draw:frame>
        <draw:frame draw:style-name="gr4" draw:layer="AD" svg:width="1.586cm" svg:height="1.459cm" svg:x="5.134cm" svg:y="3.281cm">
          <draw:text-box>
            <text:p>AD<text:span text:style-name="T1">3</text:span></text:p>
          </draw:text-box>
        </draw:frame>
        <draw:line draw:style-name="gr3" draw:text-style-name="P1" draw:layer="SAS" svg:x1="5.927cm" svg:y1="7.902cm" svg:x2="18.627cm" svg:y2="6.632cm">
          <text:p/>
        </draw:line>
        <draw:line draw:style-name="gr3" draw:text-style-name="P1" draw:layer="SAS" svg:x1="5.927cm" svg:y1="10.019cm" svg:x2="18.627cm" svg:y2="8.749cm">
          <text:p/>
        </draw:line>
        <draw:line draw:style-name="gr3" draw:text-style-name="P1" draw:layer="SAS" svg:x1="5.927cm" svg:y1="8.961cm" svg:x2="18.627cm" svg:y2="7.691cm">
          <text:p/>
        </draw:line>
        <draw:frame draw:style-name="gr2" draw:layer="SAS" svg:width="1.975cm" svg:height="1.114cm" svg:x="18.98cm" svg:y="5.871cm">
          <draw:text-box>
            <text:p>SAS<text:span text:style-name="T1">3</text:span></text:p>
          </draw:text-box>
        </draw:frame>
        <draw:frame draw:style-name="gr2" draw:layer="SAS" svg:width="1.975cm" svg:height="1.114cm" svg:x="18.98cm" svg:y="7.141cm">
          <draw:text-box>
            <text:p>SAS<text:span text:style-name="T1">1</text:span></text:p>
          </draw:text-box>
        </draw:frame>
        <draw:frame draw:style-name="gr2" draw:layer="SAS" svg:width="1.975cm" svg:height="1.114cm" svg:x="18.98cm" svg:y="8.255cm">
          <draw:text-box>
            <text:p>SAS<text:span text:style-name="T1">2</text:span></text:p>
          </draw:text-box>
        </draw:frame>
        <draw:line draw:style-name="gr5" draw:text-style-name="P1" draw:layer="SAS" svg:x1="7.338cm" svg:y1="8.714cm" svg:x2="7.338cm" svg:y2="7.832cm">
          <text:p/>
        </draw:line>
        <draw:line draw:style-name="gr5" draw:text-style-name="P1" draw:layer="SAS" svg:x1="7.338cm" svg:y1="8.996cm" svg:x2="7.338cm" svg:y2="9.878cm">
          <text:p/>
        </draw:line>
        <draw:line draw:style-name="gr5" draw:text-style-name="P1" draw:layer="SAS" svg:x1="17.145cm" svg:y1="7.726cm" svg:x2="17.145cm" svg:y2="6.844cm">
          <text:p/>
        </draw:line>
        <draw:line draw:style-name="gr5" draw:text-style-name="P1" draw:layer="SAS" svg:x1="17.145cm" svg:y1="8.043cm" svg:x2="17.145cm" svg:y2="8.925cm">
          <text:p/>
        </draw:line>
        <draw:line draw:style-name="gr6" draw:text-style-name="P1" draw:layer="LAS" svg:x1="18.415cm" svg:y1="14.605cm" svg:x2="18.415cm" svg:y2="1.905cm">
          <text:p/>
        </draw:line>
        <draw:frame draw:style-name="gr7" draw:layer="LAS" svg:width="1.903cm" svg:height="1.114cm" svg:x="18.663cm" svg:y="1.381cm">
          <draw:text-box>
            <text:p>LAS<text:span text:style-name="T1">2</text:span></text:p>
          </draw:text-box>
        </draw:frame>
        <draw:line draw:style-name="gr6" draw:text-style-name="P1" draw:layer="LAS" svg:x1="14.605cm" svg:y1="14.605cm" svg:x2="14.605cm" svg:y2="1.905cm">
          <text:p/>
        </draw:line>
        <draw:frame draw:style-name="gr7" draw:layer="LAS" svg:width="1.903cm" svg:height="1.114cm" svg:x="14.994cm" svg:y="1.343cm">
          <draw:text-box>
            <text:p>LAS<text:span text:style-name="T1">1</text:span></text:p>
          </draw:text-box>
        </draw:frame>
        <draw:line draw:style-name="gr8" draw:text-style-name="P1" draw:layer="LAS" svg:x1="15.24cm" svg:y1="4.445cm" svg:x2="17.78cm" svg:y2="4.445cm">
          <text:p/>
        </draw:line>
        <draw:line draw:style-name="gr8" draw:text-style-name="P1" draw:layer="LAS" svg:x1="15.24cm" svg:y1="12.7cm" svg:x2="17.78cm" svg:y2="12.7cm">
          <text:p/>
        </draw:line>
        <draw:line draw:style-name="gr9" draw:text-style-name="P1" draw:layer="underemployed" svg:x1="17.145cm" svg:y1="1.905cm" svg:x2="17.145cm" svg:y2="14.605cm">
          <text:p/>
        </draw:line>
        <draw:frame draw:style-name="gr7" draw:layer="underemployed" svg:width="1.7cm" svg:height="0.962cm" svg:x="17.35cm" svg:y="1.578cm">
          <draw:text-box>
            <text:p>LAS</text:p>
          </draw:text-box>
        </draw:frame>
        <draw:frame draw:style-name="gr7" draw:layer="underemployed" svg:width="1.619cm" svg:height="1.114cm" svg:x="16.336cm" svg:y="14.764cm">
          <draw:text-box>
            <text:p>Y<text:span text:style-name="T1">max</text:span></text:p>
          </draw:text-box>
        </draw:frame>
        <draw:line draw:style-name="gr9" draw:text-style-name="P1" draw:layer="underemployed" svg:x1="6.985cm" svg:y1="10.795cm" svg:x2="19.685cm" svg:y2="8.89cm">
          <text:p/>
        </draw:line>
        <draw:frame draw:style-name="gr7" draw:layer="underemployed" svg:width="1.772cm" svg:height="0.962cm" svg:x="19.685cm" svg:y="8.255cm">
          <draw:text-box>
            <text:p>SAS</text:p>
          </draw:text-box>
        </draw:frame>
        <draw:line draw:style-name="gr9" draw:text-style-name="P1" draw:layer="underemployed" svg:x1="6.985cm" svg:y1="3.175cm" svg:x2="15.875cm" svg:y2="13.335cm">
          <text:p/>
        </draw:line>
        <draw:frame draw:style-name="gr7" draw:layer="underemployed" svg:width="1.383cm" svg:height="0.962cm" svg:x="5.715cm" svg:y="2.54cm">
          <draw:text-box>
            <text:p>AD</text:p>
          </draw:text-box>
        </draw:frame>
        <draw:frame draw:style-name="gr2" draw:layer="fullyemployed" svg:width="0.925cm" svg:height="0.962cm" svg:x="20.03cm" svg:y="14.913cm">
          <draw:text-box>
            <text:p>Y</text:p>
          </draw:text-box>
        </draw:frame>
        <draw:line draw:style-name="gr9" draw:text-style-name="P1" draw:layer="fullyemployed" svg:x1="17.145cm" svg:y1="1.905cm" svg:x2="17.145cm" svg:y2="14.605cm">
          <text:p/>
        </draw:line>
        <draw:frame draw:style-name="gr7" draw:layer="fullyemployed" svg:width="1.7cm" svg:height="0.962cm" svg:x="17.35cm" svg:y="1.578cm">
          <draw:text-box>
            <text:p>LAS</text:p>
          </draw:text-box>
        </draw:frame>
        <draw:frame draw:style-name="gr7" draw:layer="fullyemployed" svg:width="1.619cm" svg:height="1.114cm" svg:x="16.336cm" svg:y="14.764cm">
          <draw:text-box>
            <text:p>Y<text:span text:style-name="T1">max</text:span></text:p>
          </draw:text-box>
        </draw:frame>
        <draw:line draw:style-name="gr9" draw:text-style-name="P1" draw:layer="fullyemployed" svg:x1="6.985cm" svg:y1="10.795cm" svg:x2="19.685cm" svg:y2="8.89cm">
          <text:p/>
        </draw:line>
        <draw:frame draw:style-name="gr7" draw:layer="fullyemployed" svg:width="1.772cm" svg:height="0.962cm" svg:x="19.685cm" svg:y="8.255cm">
          <draw:text-box>
            <text:p>SAS</text:p>
          </draw:text-box>
        </draw:frame>
        <draw:line draw:style-name="gr9" draw:text-style-name="P1" draw:layer="fullyemployed" svg:x1="10.689cm" svg:y1="1.905cm" svg:x2="19.579cm" svg:y2="12.065cm">
          <text:p/>
        </draw:line>
        <draw:frame draw:style-name="gr7" draw:layer="fullyemployed" svg:width="1.383cm" svg:height="0.962cm" svg:x="9.194cm" svg:y="1.523cm">
          <draw:text-box>
            <text:p>AD</text:p>
          </draw:text-box>
        </draw:frame>
        <draw:frame draw:style-name="gr2" draw:layer="overemployed" svg:width="0.925cm" svg:height="0.962cm" svg:x="20.03cm" svg:y="14.914cm">
          <draw:text-box>
            <text:p>Y</text:p>
          </draw:text-box>
        </draw:frame>
        <draw:frame draw:style-name="gr2" draw:layer="overemployed" svg:width="0.925cm" svg:height="0.962cm" svg:x="20.03cm" svg:y="14.914cm">
          <draw:text-box>
            <text:p>Y</text:p>
          </draw:text-box>
        </draw:frame>
        <draw:line draw:style-name="gr9" draw:text-style-name="P1" draw:layer="overemployed" svg:x1="17.145cm" svg:y1="1.906cm" svg:x2="17.145cm" svg:y2="14.606cm">
          <text:p/>
        </draw:line>
        <draw:frame draw:style-name="gr7" draw:layer="overemployed" svg:width="1.7cm" svg:height="0.962cm" svg:x="17.35cm" svg:y="1.579cm">
          <draw:text-box>
            <text:p>LAS</text:p>
          </draw:text-box>
        </draw:frame>
        <draw:frame draw:style-name="gr7" draw:layer="overemployed" svg:width="1.619cm" svg:height="1.114cm" svg:x="16.336cm" svg:y="14.765cm">
          <draw:text-box>
            <text:p>Y<text:span text:style-name="T1">max</text:span></text:p>
          </draw:text-box>
        </draw:frame>
        <draw:line draw:style-name="gr9" draw:text-style-name="P1" draw:layer="overemployed" svg:x1="6.985cm" svg:y1="10.796cm" svg:x2="19.685cm" svg:y2="8.891cm">
          <text:p/>
        </draw:line>
        <draw:frame draw:style-name="gr7" draw:layer="overemployed" svg:width="1.772cm" svg:height="0.962cm" svg:x="19.685cm" svg:y="8.256cm">
          <draw:text-box>
            <text:p>SAS</text:p>
          </draw:text-box>
        </draw:frame>
        <draw:line draw:style-name="gr9" draw:text-style-name="P1" draw:layer="overemployed" svg:x1="13.335cm" svg:y1="2.54cm" svg:x2="20.32cm" svg:y2="10.795cm">
          <text:p/>
        </draw:line>
        <draw:frame draw:style-name="gr10" draw:layer="overemployed" svg:width="1.383cm" svg:height="0.962cm" svg:x="11.952cm" svg:y="1.578cm">
          <draw:text-box>
            <text:p>AD</text:p>
          </draw:text-box>
        </draw:frame>
        <draw:line draw:style-name="gr11" draw:text-style-name="P1" draw:layer="overemployed" svg:x1="17.286cm" svg:y1="9.828cm" svg:x2="18.965cm" svg:y2="9.525cm">
          <text:p/>
        </draw:line>
        <draw:line draw:style-name="gr12" draw:text-style-name="P1" draw:layer="overemployed" svg:x1="17.559cm" svg:y1="6.406cm" svg:x2="19.353cm" svg:y2="8.5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_33__20_Dashes_20_3_20_Dots_20__28_var_29_" draw:display-name="3 Dashes 3 Dots (var)" draw:style="rect" draw:dots1="3" draw:dots1-length="197%" draw:dots2="3" draw:distance="100%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2.578cm" fo:page-height="16.9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AD"/>
      <draw:layer draw:name="SAS"/>
      <draw:layer draw:name="LAS"/>
      <draw:layer draw:name="underemployed"/>
      <draw:layer draw:name="fullyemployed"/>
      <draw:layer draw:name="overemployed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5-11-22T23:37:53</meta:creation-date>
    <dc:date>2015-11-23T00:27:54</dc:date>
    <meta:editing-duration>PT00H50M14S</meta:editing-duration>
    <meta:editing-cycles>5</meta:editing-cycles>
    <meta:generator>OOoLight/1.1$Linux OpenOffice.org_project/110r1480$Build-110</meta:generator>
    <meta:document-statistic meta:object-count="56"/>
  </office:meta>
</office:document-meta>
</file>